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0900000166EDCD94F9DB2A415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adornments="Book" style:font-family-generic="swiss"/>
    <style:font-face style:name="FreeSans1" svg:font-family="FreeSans" style:font-family-generic="swiss"/>
    <style:font-face style:name="LMRomanUnsl10" svg:font-family="LMRomanUnsl10" style:font-adornments="Regular" style:font-pitch="variable"/>
    <style:font-face style:name="Liberation Serif" svg:font-family="'Liberation Serif'" style:font-family-generic="roman" style:font-pitch="variable"/>
    <style:font-face style:name="DejaVu Sans1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.595cm" fo:margin-left="0cm" table:align="left"/>
    </style:style>
    <style:style style:name="Table1.A" style:family="table-column">
      <style:table-column-properties style:column-width="5.609cm"/>
    </style:style>
    <style:style style:name="Table1.B" style:family="table-column">
      <style:table-column-properties style:column-width="11.986cm"/>
    </style:style>
    <style:style style:name="Table1.1" style:family="table-row">
      <style:table-row-properties style:min-row-height="1.455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2" style:family="table-row">
      <style:table-row-properties style:min-row-height="0.896cm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6" style:family="table-row">
      <style:table-row-properties style:min-row-height="3.258cm"/>
    </style:style>
    <style:style style:name="P1" style:family="paragraph" style:parent-style-name="Text">
      <style:text-properties fo:background-color="#b3b3b3"/>
    </style:style>
    <style:style style:name="P2" style:family="paragraph" style:parent-style-name="Text">
      <style:text-properties style:font-name="DejaVu Sans" style:font-name-asian="DejaVu Sans" style:font-name-complex="DejaVu Sans"/>
    </style:style>
    <style:style style:name="P3" style:family="paragraph" style:parent-style-name="Text">
      <style:paragraph-properties fo:text-align="start" style:justify-single-word="false"/>
    </style:style>
    <style:style style:name="P4" style:family="paragraph" style:parent-style-name="Text">
      <style:paragraph-properties fo:text-align="start" style:justify-single-word="false"/>
      <style:text-properties officeooo:paragraph-rsid="001ff9fc"/>
    </style:style>
    <style:style style:name="P5" style:family="paragraph" style:parent-style-name="Text">
      <style:paragraph-properties fo:text-align="start" style:justify-single-word="false"/>
      <style:text-properties officeooo:rsid="00211a73" officeooo:paragraph-rsid="0022d60a"/>
    </style:style>
    <style:style style:name="P6" style:family="paragraph" style:parent-style-name="Text">
      <style:paragraph-properties fo:text-align="start" style:justify-single-word="false"/>
      <style:text-properties officeooo:rsid="00211a73" officeooo:paragraph-rsid="0026517f"/>
    </style:style>
    <style:style style:name="P7" style:family="paragraph" style:parent-style-name="Text">
      <style:paragraph-properties fo:text-align="center" style:justify-single-word="false"/>
      <style:text-properties fo:font-size="13pt" fo:font-weight="bold" officeooo:rsid="00211a73" officeooo:paragraph-rsid="0031e216" style:font-size-asian="13pt" style:font-weight-asian="bold" style:font-size-complex="13pt" style:font-weight-complex="bold"/>
    </style:style>
    <style:style style:name="P8" style:family="paragraph" style:parent-style-name="Text_20_body">
      <style:paragraph-properties fo:text-align="center" style:justify-single-word="false"/>
      <style:text-properties fo:font-weight="bold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weight="normal" officeooo:paragraph-rsid="0021abc3" style:font-weight-asian="normal" style:font-weight-complex="normal"/>
    </style:style>
    <style:style style:name="P11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12" style:family="paragraph" style:parent-style-name="Standard">
      <style:paragraph-properties fo:text-align="center" style:justify-single-word="false"/>
      <style:text-properties fo:font-weight="normal" officeooo:paragraph-rsid="0021abc3" style:font-weight-asian="normal" style:font-weight-complex="normal"/>
    </style:style>
    <style:style style:name="P13" style:family="paragraph" style:parent-style-name="Standard">
      <style:paragraph-properties fo:text-align="end" style:justify-single-word="false"/>
    </style:style>
    <style:style style:name="P14" style:family="paragraph" style:parent-style-name="Standard">
      <style:paragraph-properties fo:text-align="end" style:justify-single-word="false"/>
      <style:text-properties officeooo:paragraph-rsid="002966a3"/>
    </style:style>
    <style:style style:name="P15" style:family="paragraph" style:parent-style-name="Standard">
      <style:paragraph-properties fo:text-align="center" style:justify-single-word="false"/>
      <style:text-properties fo:font-size="9pt" fo:font-weight="normal" officeooo:paragraph-rsid="0021abc3" style:font-size-asian="9pt" style:font-weight-asian="normal" style:font-size-complex="9pt" style:font-weight-complex="normal"/>
    </style:style>
    <style:style style:name="P16" style:family="paragraph" style:parent-style-name="Standard">
      <style:paragraph-properties fo:text-align="center" style:justify-single-word="false" fo:padding="0cm" fo:border="none" style:join-border="false"/>
      <style:text-properties fo:font-size="15pt" fo:font-weight="normal" style:font-size-asian="15pt" style:font-weight-asian="normal" style:font-size-complex="15pt" style:font-weight-complex="normal"/>
    </style:style>
    <style:style style:name="P17" style:family="paragraph" style:parent-style-name="Standard">
      <style:paragraph-properties fo:text-align="center" style:justify-single-word="false" fo:padding="0cm" fo:border="none" style:join-border="false"/>
      <style:text-properties fo:font-size="15pt" fo:font-weight="normal" officeooo:rsid="001d645b" officeooo:paragraph-rsid="001d645b" style:font-size-asian="15pt" style:font-weight-asian="normal" style:font-size-complex="15pt" style:font-weight-complex="normal"/>
    </style:style>
    <style:style style:name="P18" style:family="paragraph" style:parent-style-name="Standard">
      <style:paragraph-properties fo:text-align="center" style:justify-single-word="false" fo:break-before="page"/>
      <style:text-properties fo:font-weight="normal" style:font-weight-asian="normal" style:font-weight-complex="normal"/>
    </style:style>
    <style:style style:name="P19" style:family="paragraph" style:parent-style-name="Standard">
      <style:paragraph-properties fo:text-align="center" style:justify-single-word="false" fo:break-before="page"/>
      <style:text-properties fo:font-size="9pt" fo:font-weight="normal" officeooo:paragraph-rsid="0021abc3" style:font-size-asian="9pt" style:font-weight-asian="normal" style:font-size-complex="9pt" style:font-weight-complex="normal"/>
    </style:style>
    <style:style style:name="P20" style:family="paragraph" style:parent-style-name="Standard" style:master-page-name="">
      <style:paragraph-properties fo:text-align="center" style:justify-single-word="false" style:page-number="auto" fo:break-before="auto" fo:break-after="auto"/>
      <style:text-properties fo:font-weight="normal" style:font-weight-asian="normal" style:font-weight-complex="normal"/>
    </style:style>
    <style:style style:name="P21" style:family="paragraph" style:parent-style-name="Text">
      <style:paragraph-properties fo:text-align="start" style:justify-single-word="false"/>
      <style:text-properties officeooo:paragraph-rsid="001e75b0"/>
    </style:style>
    <style:style style:name="P22" style:family="paragraph" style:parent-style-name="Text">
      <style:text-properties officeooo:paragraph-rsid="003b7f2c"/>
    </style:style>
    <style:style style:name="P23" style:family="paragraph" style:parent-style-name="Text">
      <style:paragraph-properties fo:text-align="start" style:justify-single-word="false" fo:break-before="page"/>
      <style:text-properties officeooo:paragraph-rsid="001e75b0"/>
    </style:style>
    <style:style style:name="P24" style:family="paragraph" style:parent-style-name="Heading" style:master-page-name="First_20_Page">
      <style:paragraph-properties style:page-number="auto"/>
      <style:text-properties fo:background-color="#c0c0c0"/>
    </style:style>
    <style:style style:name="T1" style:family="text">
      <style:text-properties style:font-name="DejaVu Sans" style:font-name-asian="DejaVu Sans" style:font-name-complex="DejaVu Sans"/>
    </style:style>
    <style:style style:name="T2" style:family="text">
      <style:text-properties style:font-name="DejaVu Sans1" style:font-name-asian="DejaVu Sans2" style:font-name-complex="FreeSans1"/>
    </style:style>
    <style:style style:name="T3" style:family="text">
      <style:text-properties fo:font-size="13pt" fo:font-weight="bold" style:font-size-asian="13pt" style:font-weight-asian="bold" style:font-size-complex="13pt" style:font-weight-complex="bold"/>
    </style:style>
    <style:style style:name="T4" style:family="text">
      <style:text-properties officeooo:rsid="001e68a1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26517f" style:font-weight-asian="normal" style:font-weight-complex="normal"/>
    </style:style>
    <style:style style:name="T7" style:family="text">
      <style:text-properties officeooo:rsid="0022d60a"/>
    </style:style>
    <style:style style:name="T8" style:family="text">
      <style:text-properties officeooo:rsid="00276963"/>
    </style:style>
    <style:style style:name="T9" style:family="text">
      <style:text-properties officeooo:rsid="002b63b3"/>
    </style:style>
    <style:style style:name="T10" style:family="text">
      <style:text-properties officeooo:rsid="002d355a"/>
    </style:style>
    <style:style style:name="T11" style:family="text">
      <style:text-properties officeooo:rsid="00301c40"/>
    </style:style>
    <style:style style:name="T12" style:family="text">
      <style:text-properties officeooo:rsid="00317b00"/>
    </style:style>
    <style:style style:name="T13" style:family="text">
      <style:text-properties officeooo:rsid="00346e82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FICHE DE LIASON BLOC-HOSPIT/AMBU</text:p>
      <text:p text:style-name="P8">A conserver dans le dossier de la clinique</text:p>
      <text:p text:style-name="Text"><text:span text:style-name="T3"><text:text-input text:description="&lt;o.partner_id.fullname&gt;">Fullname</text:text-input></text:span>, <text:text-input text:description="&lt;if test=&quot;o.partner_id.gender=='M'&quot;&gt;">&lt;if test="o.partner_id.gender=='M'"&gt;</text:text-input> né le: <text:text-input text:description="&lt;formatLang(o.partner_id.dob,date=True)&gt;">&lt;formatLang(o.partner_id.dob,date=True)&gt;</text:text-input> <text:text-input text:description="&lt;/if&gt;">&lt;/if&gt;</text:text-input> <text:text-input text:description="&lt;if test=&quot;o.partner_id.gender=='F'&quot;&gt;">&lt;if test="o.partner_id.gender=='F'"&gt;</text:text-input> née le: <text:text-input text:description="&lt;formatLang(o.partner_id.dob,date=True)&gt;">&lt;formatLang(o.partner_id.dob,date=True)&gt;</text:text-input> <text:text-input text:description="&lt;/if&gt;">&lt;/if&gt;</text:text-input></text:p>
      <text:p text:style-name="Text">Fait le:<text:text-input text:description="&lt;o.bloc_agenda_id.name and formatLang(o.bloc_agenda_id.name,date=True) or ''&gt;">&lt;o.bloc_agenda_id.name and formatLang(o.bloc_agenda_id.name,date=True) or ''&gt;</text:text-input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Text">Type d'intervention</text:p>
          </table:table-cell>
          <table:table-cell table:style-name="Table1.B1" office:value-type="string">
            <text:h text:style-name="Heading_20_1" text:outline-level="1"><text:text-input text:description="&lt;o.procedure_type_id.name&gt;">procedure</text:text-input></text:h>
          </table:table-cell>
        </table:table-row>
        <table:table-row table:style-name="Table1.2">
          <table:table-cell table:style-name="Table1.A2" office:value-type="string">
            <text:p text:style-name="Text">Oeil</text:p>
          </table:table-cell>
          <table:table-cell table:style-name="Table1.B2" office:value-type="string">
            <text:h text:style-name="Heading_20_1" text:outline-level="1"><text:text-input text:description="&lt;get_selection_item(o,&quot;ods&quot;)&gt;">&lt;get_selection_item(o,"ods")&gt;</text:text-input></text:h>
          </table:table-cell>
        </table:table-row>
        <table:table-row>
          <table:table-cell table:style-name="Table1.A2" office:value-type="string">
            <text:p text:style-name="Text">Type d'anésthésie</text:p>
          </table:table-cell>
          <table:table-cell table:style-name="Table1.B2" office:value-type="string">
            <text:p text:style-name="Text"><text:text-input text:description="&lt;o.anesthesia_type_id.name&gt;">anesthesia</text:text-input></text:p>
          </table:table-cell>
        </table:table-row>
        <table:table-row>
          <table:table-cell table:style-name="Table1.A2" office:value-type="string">
            <text:p text:style-name="Text">Durée d'hospitalisation</text:p>
          </table:table-cell>
          <table:table-cell table:style-name="Table1.B2" office:value-type="string">
            <text:p text:style-name="Text"><text:text-input text:description="&lt;o.inpatient_type_id.name&gt;">inpatient</text:text-input></text:p>
          </table:table-cell>
        </table:table-row>
        <table:table-row>
          <table:table-cell table:style-name="Table1.A2" office:value-type="string">
            <text:p text:style-name="Text">Soins post-opératoires</text:p>
          </table:table-cell>
          <table:table-cell table:style-name="Table1.B2" office:value-type="string">
            <text:p text:style-name="Text"><text:span text:style-name="T1">□</text:span><text:span text:style-name="T2"> Aucun</text:span></text:p>
            <text:p text:style-name="P2">□ Diamox 500 mg IV en post opératoire immédiat</text:p>
            <text:p text:style-name="P2">□ Diamox 250 mg per os à :</text:p>
            <text:p text:style-name="Text"><text:span text:style-name="T1">□</text:span><text:span text:style-name="T2"> Ordonnance dans le dossier à remettre au patient</text:span></text:p>
            <text:p text:style-name="Text"><text:span text:style-name="T1">□</text:span><text:span text:style-name="T2"> Ordonnance déjà remise au patient. Traitement à poursuivre comme indiqué sur l'ordonnance.</text:span></text:p>
            <text:p text:style-name="P2">□ Pommade Rifamycine si douleur.</text:p>
            <text:p text:style-name="P2">□ Demain matin, lavage paupières avec compresse et soluté isotonique ou eau stérile et compresse, puis pommade Rifamycine, compresse et coque</text:p>
          </table:table-cell>
        </table:table-row>
        <table:table-row table:style-name="Table1.6">
          <table:table-cell table:style-name="Table1.A2" office:value-type="string">
            <text:p text:style-name="Text">Positionnement post-opératoire</text:p>
          </table:table-cell>
          <table:table-cell table:style-name="Table1.B2" office:value-type="string">
            <text:p text:style-name="Text"/>
          </table:table-cell>
        </table:table-row>
        <table:table-row>
          <table:table-cell table:style-name="Table1.A2" office:value-type="string">
            <text:p text:style-name="Text">Rendez vous post-opératoire</text:p>
          </table:table-cell>
          <table:table-cell table:style-name="Table1.B2" office:value-type="string">
            <text:p text:style-name="P22"><text:span text:style-name="T5"><text:text-input text:description="&lt;if test=&quot;o.po_meeting_id&quot;&gt;">&lt;if test="o.po_meeting_id"&gt;</text:text-input></text:span>Cabinet <text:span text:style-name="T4">Baie de l'orphelinat</text:span>:<text:line-break/>Le: <text:text-input text:description="&lt;only_time1()&gt;">&lt;only_time1()&gt;</text:text-input></text:p>
            <text:p text:style-name="P22"><text:span text:style-name="T10"><text:text-input text:description="&lt;/if&gt;">&lt;/if&gt;</text:text-input></text:span><text:text-input text:description="&lt;if test=&quot;o.bloc_agenda_line_id&quot;&gt;">&lt;if test="o.bloc_agenda_line_id"&gt;</text:text-input><text:span text:style-name="T12">C</text:span>linique de la Baie des Citron<text:span text:style-name="T11">s,<text:line-break/>le:</text:span><text:span text:style-name="T11"><text:text-input text:description="&lt;o.bloc_agenda_id.wd&gt;">&lt;o.bloc_agenda_id.wd&gt;</text:text-input></text:span><text:span text:style-name="T11"> </text:span><text:span text:style-name="T11"><text:text-input text:description="&lt;if test=&quot;o.notification_time&quot;&gt;">&lt;if test="o.notification_time"&gt;</text:text-input></text:span><text:line-break/><text:span text:style-name="T13">à: </text:span><text:span text:style-name="T13"><text:text-input text:description="&lt;o.notification_time&gt;">&lt;o.notification_time&gt;</text:text-input></text:span><text:span text:style-name="T13"><text:text-input text:description="&lt;/if&gt;">&lt;/if&gt;</text:text-input></text:span><text:span text:style-name="T13"> </text:span><text:span text:style-name="T13"><text:text-input text:description="&lt;/if&gt;">&lt;/if&gt;</text:text-input></text:span></text:p>
          </table:table-cell>
        </table:table-row>
      </table:table>
      <text:p text:style-name="Text"><draw:frame draw:style-name="fr1" draw:name="graphics2" text:anchor-type="paragraph" svg:x="0.884cm" svg:y="0.469cm" svg:width="5.874cm" svg:height="2.027cm" draw:z-index="0"><draw:image xlink:href="Pictures/100002010000040900000166EDCD94F9DB2A4153.png" xlink:type="simple" xlink:show="embed" xlink:actuate="onLoad"/></draw:frame>–--</text:p>
      <text:p text:style-name="Text"><text:soft-page-break/>Dr FRANCOIS</text:p>
      <text:p text:style-name="P20"><text:text-input text:description="&lt;if test=&quot;o.po_meeting_id&quot;&gt;">&lt;if test="o.po_meeting_id"&gt;</text:text-input></text:p>
      <text:p text:style-name="P18"/>
      <text:p text:style-name="P20"/>
      <text:p text:style-name="P11"><text:text-input text:description="&lt;company.name&gt;">&lt;company.name&gt;</text:text-input></text:p>
      <text:p text:style-name="P11"><text:text-input text:description="&lt;company.street&gt;">&lt;company.street&gt;</text:text-input></text:p>
      <text:p text:style-name="P11"><text:text-input text:description="&lt;company.phone&gt;">&lt;company.phone&gt;</text:text-input></text:p>
      <text:p text:style-name="P11"><text:text-input text:description="&lt;company.zip&gt;">&lt;company.zip&gt;</text:text-input> <text:text-input text:description="&lt;company.city&gt;">&lt;company.city&gt;</text:text-input></text:p>
      <text:p text:style-name="P9"/>
      <text:p text:style-name="P9"><text:text-input text:description="&lt;company.city&gt;">&lt;company.city&gt;</text:text-input>, le: <text:text-input text:description="&lt;o.bloc_agenda_id.name and formatLang(o.bloc_agenda_id.name,date=True) or ''&gt;">&lt;o.bloc_agenda_id.name and formatLang(o.bloc_agenda_id.name,date=True) or ''&gt;</text:text-input></text:p>
      <text:p text:style-name="P9"/>
      <text:p text:style-name="P9"><text:text-input text:description="&lt;o.partner_id.fullname&gt;">&lt;o.partner_id.fullname&gt;</text:text-input></text:p>
      <text:p text:style-name="P9"/>
      <text:p text:style-name="P9"><text:text-input text:description="&lt;o.partner_id.title.name&gt;">&lt;o.partner_id.title.name&gt;</text:text-input>, vous avez rendez-vous, pour la consultation post-opératoire, le :</text:p>
      <text:p text:style-name="P9"/>
      <text:p text:style-name="P9"/>
      <text:p text:style-name="P9"/>
      <text:p text:style-name="P9"/>
      <text:p text:style-name="P16"><text:text-input text:description="&lt;only_time1()&gt;">&lt;only_time1()&gt;</text:text-input></text:p>
      <text:p text:style-name="P17">Cabinet Baie de l'Orphelinat</text:p>
      <text:p text:style-name="P13"><text:text-input text:description="&lt;user.signature&gt;">&lt;user.signature&gt;</text:text-input></text:p>
      <text:p text:style-name="P3"><text:text-input text:description="&lt;/if&gt;">&lt;/if&gt;</text:text-input></text:p>
      <text:p text:style-name="P3"/>
      <text:p text:style-name="P21"><text:text-input text:description="&lt;if test=&quot;o.bloc_agenda_line_id&quot;&gt;">&lt;if test=o.bloc_agenda_line_id&gt;</text:text-input></text:p>
      <text:p text:style-name="P23"/>
      <text:p text:style-name="P12"/>
      <text:p text:style-name="P19"><text:text-input text:description="&lt;company.name&gt;">&lt;company.name&gt;</text:text-input></text:p>
      <text:p text:style-name="P15"><text:text-input text:description="&lt;company.street&gt;">&lt;company.street&gt;</text:text-input></text:p>
      <text:p text:style-name="P15"><text:text-input text:description="&lt;company.phone&gt;">&lt;company.phone&gt;</text:text-input></text:p>
      <text:p text:style-name="P15"><text:text-input text:description="&lt;company.zip&gt;">&lt;company.zip&gt;</text:text-input> <text:text-input text:description="&lt;company.city&gt;">&lt;company.city&gt;</text:text-input></text:p>
      <text:p text:style-name="P10"/>
      <text:p text:style-name="P10"><text:text-input text:description="&lt;company.city&gt;">&lt;company.city&gt;</text:text-input>, le: <text:text-input text:description="&lt;o.bloc_agenda_id.name and formatLang(o.bloc_agenda_id.name,date=True) or ''&gt;">&lt;o.bloc_agenda_id.name and formatLang(o.bloc_agenda_id.name,date=True) or ''&gt;</text:text-input></text:p>
      <text:p text:style-name="P10"/>
      <text:p text:style-name="P10"><text:text-input text:description="&lt;o.partner_id.fullname&gt;">&lt;o.partner_id.fullname&gt;</text:text-input></text:p>
      <text:p text:style-name="P10"/>
      <text:p text:style-name="P5"><text:span text:style-name="T5"><text:text-input text:description="&lt;o.partner_id.title.name&gt;">&lt;o.partner_id.title.name&gt;</text:text-input></text:span><text:span text:style-name="T5">,</text:span></text:p>
      <text:p text:style-name="P6"><text:span text:style-name="T5"><text:s/>vous avez rendez-vous</text:span><text:span text:style-name="T6">: </text:span></text:p>
      <text:p text:style-name="P7">le :<text:span text:style-name="T8"> </text:span><text:span text:style-name="T8"><text:text-input text:description="&lt;o.bloc_agenda_id.wd&gt;">&lt;o.bloc_agenda_id.wd&gt;</text:text-input></text:span><text:span text:style-name="T8"> </text:span><text:span text:style-name="T8"><text:text-input text:description="&lt;if test=&quot;o.notification_time&quot;&gt;">&lt;if test="o.notification_time"&gt;</text:text-input></text:span><text:span text:style-name="T8">à </text:span><text:span text:style-name="T8"><text:text-input text:description="&lt;o.notification_time&gt;">&lt;o.notification_time&gt;</text:text-input></text:span><text:span text:style-name="T8"><text:text-input text:description="&lt;/if&gt;">&lt;/if&gt;</text:text-input></text:span><text:line-break/><text:span text:style-name="T7">A la clinique de la Baie des </text:span>Citrons<text:line-break/><text:span text:style-name="T9"><text:text-input text:description="&lt;o.procedure_type_id.name&gt;">pour : &lt;o.procedure_type_id.name&gt;</text:text-input></text:span></text:p>
      <text:p text:style-name="P14"><text:text-input text:description="&lt;user.signature&gt;">&lt;user.signature&gt;</text:text-input></text:p>
      <text:p text:style-name="P4"><text:text-input text:description="&lt;/if&gt;">&lt;/if&gt;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adornments="Book" style:font-family-generic="swiss"/>
    <style:font-face style:name="FreeSans1" svg:font-family="FreeSans" style:font-family-generic="swiss"/>
    <style:font-face style:name="LMRomanUnsl10" svg:font-family="LMRomanUnsl10" style:font-adornments="Regular" style:font-pitch="variable"/>
    <style:font-face style:name="Liberation Serif" svg:font-family="'Liberation Serif'" style:font-family-generic="roman" style:font-pitch="variable"/>
    <style:font-face style:name="DejaVu Sans1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2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2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LMRomanUnsl10" fo:font-family="LMRomanUnsl10" style:font-style-name="Regular" style:font-pitch="variable" fo:font-style="normal" fo:font-weight="normal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text-align="center" style:justify-single-word="false" fo:keep-with-next="always"/>
      <style:text-properties style:font-name="Liberation Sans" fo:font-family="'Liberation Sans'" style:font-family-generic="swiss" style:font-pitch="variable" fo:font-size="14pt" style:font-name-asian="DejaVu Sans2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ext" style:family="paragraph" style:parent-style-name="Caption" style:class="extra">
      <style:text-properties style:font-name="DejaVu Sans1" fo:font-family="'DejaVu Sans'" style:font-style-name="Book" style:font-family-generic="swiss" style:font-pitch="variable" fo:font-size="10pt" fo:font-style="normal" style:font-weight-asian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">
      <style:text-properties fo:background-color="#b3b3b3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0.9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MP1">Dr FRANCOIS: tél: 28,16,00 – portable: 78 41 12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17T23:06:18</meta:creation-date>
    <dc:date>2018-05-06T21:28:32.158112105</dc:date>
    <meta:editing-duration>P1DT7H7M57S</meta:editing-duration>
    <meta:editing-cycles>180</meta:editing-cycles>
    <meta:generator>LibreOffice/5.2.7.2$Linux_X86_64 LibreOffice_project/20m0$Build-2</meta:generator>
    <dc:creator>Laurent FRANCOIS</dc:creator>
    <meta:document-statistic meta:table-count="1" meta:image-count="1" meta:object-count="0" meta:page-count="5" meta:paragraph-count="51" meta:word-count="332" meta:character-count="2172" meta:non-whitespace-character-count="2003"/>
  </office:meta>
</office:document-meta>
</file>